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InvocableHandlerMethod.ServletInvocableHandlerMethod( HandlerMethod handler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InvocableHandlerMethod.setResponseStatus( ServletWebRequest web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rvletInvocableHandlerMethod.ServletInvocableHandlerMethod( Object handler , Method method , @ Nullable MessageSource messag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InvocableHandlerMethod.disableContentCachingIfNecessary( ServletWebRequest web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currentResultHandlerMethod.hasMethodAnnotation( Class &lt; A &gt; 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InvocableHandlerMethod.wrapConcurrentResult( Objec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InvocableHandlerMethod.invokeAndHandle( ServletWebRequest webRequest , ModelAndViewContainer mavContainer , Object ... providedArg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oncurrentResultMethodParameter.ConcurrentResultMethodParameter( Object return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currentResultMethodParameter.getParameterTy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currentResultHandlerMethod.getMethodAnnotation( Class &lt; A &gt; 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InvocableHandlerMethod.formatErrorForReturnValue( @ Nullable Object return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currentResultHandlerMethod.ConcurrentResultHandlerMethod( final Object result , ConcurrentResultMethodParameter return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rvletInvocableHandlerMethod.isRequestNotModified( ServletWebRequest web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ResultMethodParameter.ConcurrentResultMethodParameter( ConcurrentResultMethodParameter origi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currentResultMethodParameter.hasMethodAnnotation( Class &lt; T &gt; annotation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currentResultMethodParameter.getGenericParamet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ResultHandlerMethod.getReturnValueType( @ Nullable Object return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ResultHandlerMethod.getBea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InvocableHandlerMethod.setHandlerMethodReturnValueHandlers( HandlerMethodReturnValueHandlerComposite returnValueHandl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InvocableHandlerMethod.ServletInvocableHandlerMethod( Object handler ,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ResultMethodParameter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